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1/2021</text:span></text:p>
      <text:p text:style-name="P9"/>
      <text:p text:style-name="P10">RECIBI CONFORME</text:p>
      <text:p text:style-name="P9"/>
      <text:p text:style-name="P11">CLIENTE: ROJAS ZEVALLOS FRANS VICTOR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ROJAS ZEVALLOS FRANS VICTO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0:28:4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